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2.629cm"/>
    </style:style>
    <style:style style:name="pr2" style:family="presentation" style:parent-style-name="Blueprint_20_Plans-subtitle">
      <style:graphic-properties draw:fill-color="#ffffff" draw:auto-grow-height="true" fo:min-height="7.65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6cm"/>
    </style:style>
    <style:style style:name="pr5" style:family="presentation" style:parent-style-name="Blueprint_20_Plans-outline1">
      <style:graphic-properties fo:min-height="7.4cm"/>
    </style:style>
    <style:style style:name="pr6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gregando items no carrinho</text:p>
          </draw:text-box>
        </draw:frame>
        <draw:frame presentation:style-name="pr2" draw:text-style-name="P1" draw:layer="layout" svg:width="25.199cm" svg:height="7.65cm" svg:x="1.4cm" svg:y="6.6cm" presentation:class="subtitle">
          <draw:text-box>
            <text:p>Uma solução ao problema de agregar items de diferentes loj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Introdução</text:p>
          </draw:text-box>
        </draw:frame>
        <draw:frame presentation:style-name="pr5" draw:layer="layout" svg:width="25.199cm" svg:height="7.65cm" svg:x="1.4cm" svg:y="6.6cm" presentation:class="outline">
          <draw:text-box>
            <text:list text:style-name="L2">
              <text:list-item>
                <text:p>Explicar o problema:</text:p>
                <text:list>
                  <text:list-item>
                    <text:p>Comprar itens de diferentes lojas para construir um produto.</text:p>
                  </text:list-item>
                  <text:list-item>
                    <text:p>Dar um exemplo: construir um computador, baralho do magic.</text:p>
                  </text:list-item>
                  <text:list-item>
                    <text:p>Generalizar probl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Definição do problema</text:p>
          </draw:text-box>
        </draw:frame>
        <draw:frame presentation:style-name="pr5" draw:layer="layout" svg:width="25.199cm" svg:height="7.65cm" svg:x="1.4cm" svg:y="6.6cm" presentation:class="outline" presentation:user-transformed="true">
          <draw:text-box>
            <text:list text:style-name="L2">
              <text:list-item>
                <text:p>Explicar a programação linear e sistemas de equações:</text:p>
                <text:list>
                  <text:list-item>
                    <text:p>Definir maximização e minimização</text:p>
                  </text:list-item>
                  <text:list-item>
                    <text:p>Definir restrições</text:p>
                  </text:list-item>
                  <text:list-item>
                    <text:p>Definir solu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Soluções para o problema</text:p>
          </draw:text-box>
        </draw:frame>
        <draw:frame presentation:style-name="pr5" draw:layer="layout" svg:width="25.199cm" svg:height="7.65cm" svg:x="1.4cm" svg:y="6.6cm" presentation:class="outline">
          <draw:text-box>
            <text:list text:style-name="L2">
              <text:list-item>
                <text:p>Explicar como resolver usando diferentes métodos como Simplex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5cm" svg:x="9.576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085cm" svg:x="20.076cm" svg:y="14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4T10:04:39.948661687</meta:creation-date>
    <meta:editing-duration>PT1M35S</meta:editing-duration>
    <meta:editing-cycles>2</meta:editing-cycles>
    <meta:generator>LibreOffice/6.0.7.3$Linux_X86_64 LibreOffice_project/00m0$Build-3</meta:generator>
    <dc:date>2021-02-14T10:05:57.638188576</dc:date>
    <meta:document-statistic meta:object-count="48"/>
  </office:meta>
</office:document-meta>
</file>